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7206" officeooo:paragraph-rsid="001f7206"/>
    </style:style>
    <style:style style:name="P2" style:family="paragraph" style:parent-style-name="Standard">
      <style:text-properties officeooo:rsid="001fd8c9" officeooo:paragraph-rsid="001fd8c9"/>
    </style:style>
    <style:style style:name="P3" style:family="paragraph" style:parent-style-name="Standard">
      <style:text-properties officeooo:rsid="0020d80e" officeooo:paragraph-rsid="0020d80e"/>
    </style:style>
    <style:style style:name="T1" style:family="text">
      <style:text-properties officeooo:rsid="001fd8c9"/>
    </style:style>
    <style:style style:name="T2" style:family="text">
      <style:text-properties officeooo:rsid="0020d80e"/>
    </style:style>
    <style:style style:name="T3" style:family="text">
      <style:text-properties officeooo:rsid="0021f7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ripción del problema .</text:p>
      <text:p text:style-name="P1"/>
      <text:p text:style-name="P1">Se requiere hacer un sistema para estacionamientos de bicicletas el cual consiste en tener un administrador <text:span text:style-name="T1">de </text:span>personal de turnos de mañana y tarde , una persona encargada de hacer un mantenimiento mecánico a las bicicletas , el administrador fijara los turnos a las personas ya sea el <text:span text:style-name="T3">mecánico</text:span> y los encargados de la mañana y la tarde .Las bicicletas tendrán un horario de entrada desde las 7 de la mañana hasta las 23:00 , este horario puede cambiar según el ordenamiento que tenga el administrador. <text:span text:style-name="T1">El personal encargado <text:s/>tendrá que identificar su hora de llegada y salida , estos tendrán que inscribir a los usuarios del estacionamiento los cuales pagaran una cuota al mes para el cuidado de sus bicicletas , a los deudores se les cobrara un impuesto del mes anterior y al cabo de 6 meses si no hay pago se les retirara del estacionamiento. Los usuarios que necesiten asistencia del mecánico tendrán que hablar con los encargados de turno y hacerles conocer la problemática de su bicicleta , los encargados acordaran con el mecánico y el <text:s/>usuario la solución del problema. El mecánico tendrá cierto periodo de tiempo para evaluar la bicicleta y comprar los repuestos correspondientes y tener una respuesta a los encargados que se comunicaran con el usuario dándoles a conocer el precio del arreglo y el día en que puede retirar el vehículo.</text:span></text:p>
      <text:p text:style-name="P1"/>
      <text:p text:style-name="P2">Ya que es una empresa que se e<text:span text:style-name="T3">x</text:span>tiende a niveles de una sociedad deportista los estacionamientos de bicicleta se encontraran cerca de los metros y <text:span text:style-name="T3">podrán</text:span> usar el numero de su tarjeta bip para quedar registrados en el sistema , en caso de robos el sistema le <text:span text:style-name="T3">hará</text:span> una <text:span text:style-name="T3">garantía</text:span> del valor de su bicicleta (siempre que la bicicleta sea robada en el estacionamiento).Se les asignara un chip de geolocalizacion que puede tener un valor aparte de lo que se les cobra a los usuarios .</text:p>
      <text:p text:style-name="P1"/>
      <text:p text:style-name="P1">Situacion actual del sistema .</text:p>
      <text:p text:style-name="P2">La <text:span text:style-name="T2">situación</text:span> actual del sistema <text:span text:style-name="T2">las</text:span> anotaciones de la bicicletas<text:span text:style-name="T2">las hacen </text:span><text:s/>en un cuaderno el cual contiene los nombres y direcciones de la persona con su rut respectivamente con marca y modelo de la bicicleta , en estos momentos no hay un mecanico encargado ya que la <text:span text:style-name="T2">mayoría</text:span> de los usuarios <text:s/>lleva<text:span text:style-name="T2">n la bicicleta <text:s/></text:span>fuera de este recinto y algunos no usan el estacionamiento (aunque cuenten con una bicicleta, ya que <text:span text:style-name="T2">están</text:span> malas y no saben reparla<text:span text:style-name="T2">s</text:span>).</text:p>
      <text:p text:style-name="P2"/>
      <text:p text:style-name="P3">Objetivos del sistema</text:p>
      <text:p text:style-name="P3">El objetivo del sistema es brindar seguridad , <text:span text:style-name="T3">economía</text:span> , facilidad de uso de la bicicleta ya sea en el arreglo de estas, hacer un sistema que sea ordenado y confiable al personal como al administrador .En este sistema se garantiza la posibilidad de rescate de la bicicleta o devolver el dinero de esta , según el acuerdo con que se llegue con el administrador. Tambien se podra controlar la llegada del personal según el turno acordado por ambas partes personal v/s administrador.Se podra controlar estadisticamente cuales son los clientes que mas usan este servicio y se les dara un descuento por buenos clientes . Se anotaran las bicicletas que se queden en el estacionamiento por orden via sistema del usuario el cual se le enviara un mail notificando la aceptacion o rechazo de esta , esto puede ser constestado en un plazo de 4 hor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as </meta:initial-creator>
    <meta:creation-date>2015-08-13T14:12:39.450022238</meta:creation-date>
    <dc:date>2015-08-13T15:11:04.723224218</dc:date>
    <dc:creator>tomas </dc:creator>
    <meta:editing-duration>PT12M14S</meta:editing-duration>
    <meta:editing-cycles>1</meta:editing-cycles>
    <meta:document-statistic meta:table-count="0" meta:image-count="0" meta:object-count="0" meta:page-count="1" meta:paragraph-count="7" meta:word-count="552" meta:character-count="3185" meta:non-whitespace-character-count="2635"/>
    <meta:generator>LibreOffice/4.2.8.2$Linux_X86_64 LibreOffice_project/420m0$Build-2</meta:generator>
  </office:meta>
</office:document-meta>
</file>